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officeooo:rsid="0018b8f6" officeooo:paragraph-rsid="0018b8f6" style:font-size-asian="14pt" style:font-size-complex="1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6pt" officeooo:rsid="0018b8f6" officeooo:paragraph-rsid="0018b8f6" style:font-size-asian="14pt" style:font-size-complex="16pt"/>
    </style:style>
    <style:style style:name="P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bold" officeooo:rsid="001a1605" officeooo:paragraph-rsid="001a1605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normal" officeooo:rsid="001a1605" officeooo:paragraph-rsid="001a1605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Liberation Sans" fo:font-size="12pt" officeooo:rsid="001a1605" officeooo:paragraph-rsid="0018b8f6" style:font-size-asian="12pt" style:font-size-complex="12pt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Liberation Sans" fo:font-size="12pt" officeooo:rsid="001d42a2" officeooo:paragraph-rsid="001d42a2" style:font-size-asian="12pt" style:font-size-complex="12pt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officeooo:rsid="001f32a4" officeooo:paragraph-rsid="001f32a4" style:font-size-asian="12pt" style:font-style-asian="italic" style:font-size-complex="12pt" style:font-style-complex="italic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Liberation Sans" fo:font-weight="bold" officeooo:rsid="001d42a2" officeooo:paragraph-rsid="001d42a2" style:font-weight-asian="bold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ans" fo:font-weight="bold" officeooo:rsid="001d42a2" officeooo:paragraph-rsid="0021cf89" style:font-weight-asian="bold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Liberation Sans" fo:font-weight="normal" officeooo:rsid="001c2857" officeooo:paragraph-rsid="001c2857" style:font-weight-asian="normal" style:font-weight-complex="normal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Liberation Sans" fo:font-weight="normal" officeooo:rsid="0021cf89" officeooo:paragraph-rsid="0021cf89" style:font-weight-asian="normal" style:font-weight-complex="normal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Liberation Sans" fo:font-size="11pt" officeooo:paragraph-rsid="0021cf89" style:font-size-asian="11pt" style:font-size-complex="11pt"/>
    </style:style>
    <style:style style:name="P14" style:family="paragraph" style:parent-style-name="Text_20_body">
      <style:paragraph-properties fo:line-height="100%" fo:text-align="start" style:justify-single-word="false"/>
      <style:text-properties officeooo:paragraph-rsid="001c2857"/>
    </style:style>
    <style:style style:name="P15" style:family="paragraph" style:parent-style-name="Text_20_body">
      <style:paragraph-properties fo:line-height="100%" fo:text-align="start" style:justify-single-word="false"/>
      <style:text-properties officeooo:paragraph-rsid="001f32a4"/>
    </style:style>
    <style:style style:name="P16" style:family="paragraph" style:parent-style-name="Text_20_body">
      <style:paragraph-properties fo:line-height="100%" fo:text-align="start" style:justify-single-word="false"/>
      <style:text-properties style:use-window-font-color="true" style:font-name="Liberation Sans" fo:font-weight="bold" officeooo:rsid="001c2857" officeooo:paragraph-rsid="001c2857" fo:background-color="transparent" style:font-weight-asian="bold" style:font-weight-complex="bold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Liberation Sans1" fo:font-size="12pt" fo:font-style="italic" officeooo:rsid="001f32a4" officeooo:paragraph-rsid="001f32a4" style:font-name-asian="Liberation Sans1" style:font-size-asian="12pt" style:font-style-asian="italic" style:font-name-complex="Liberation Sans1" style:font-size-complex="12pt" style:font-style-complex="italic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ans" fo:font-size="11pt" officeooo:paragraph-rsid="0021cf89" style:font-size-asian="11pt" style:font-size-complex="11pt"/>
    </style:style>
    <style:style style:name="P19" style:family="paragraph" style:parent-style-name="Text_20_body">
      <style:paragraph-properties fo:line-height="100%" fo:text-align="start" style:justify-single-word="false"/>
      <style:text-properties style:use-window-font-color="true" style:font-name="Droid Sans Mono" fo:font-size="10.5pt" fo:font-weight="normal" officeooo:rsid="001f32a4" officeooo:paragraph-rsid="0021cf89" fo:background-color="transparent" style:font-size-asian="12pt" style:font-weight-asian="bold" style:font-size-complex="12pt" style:font-weight-complex="bold"/>
    </style:style>
    <style:style style:name="P20" style:family="paragraph" style:parent-style-name="Text_20_body" style:list-style-name="L1">
      <style:paragraph-properties fo:line-height="100%" fo:text-align="start" style:justify-single-word="false"/>
      <style:text-properties officeooo:paragraph-rsid="001f32a4"/>
    </style:style>
    <style:style style:name="P21" style:family="paragraph" style:parent-style-name="Text_20_body" style:list-style-name="L2">
      <style:paragraph-properties fo:line-height="100%" fo:text-align="start" style:justify-single-word="false"/>
      <style:text-properties officeooo:paragraph-rsid="001f32a4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2pt" fo:font-style="italic" officeooo:rsid="0036e54b" officeooo:paragraph-rsid="00248723" style:font-size-asian="12pt" style:font-style-asian="italic" style:font-size-complex="12pt" style:font-style-complex="italic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2pt" fo:font-weight="bold" officeooo:rsid="0036e54b" officeooo:paragraph-rsid="00248723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" fo:font-size="12pt" officeooo:rsid="0036e54b" officeooo:paragraph-rsid="00248723" style:font-size-asian="12pt" style:font-size-complex="12pt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Liberation Sans" fo:font-size="11pt" fo:font-weight="normal" officeooo:rsid="0021cf89" officeooo:paragraph-rsid="0021cf89" style:font-size-asian="11pt" style:font-weight-asian="normal" style:font-size-complex="11pt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officeooo:rsid="001a1605" style:font-size-asian="12pt" style:font-weight-asian="normal" style:font-size-complex="12pt" style:font-weight-complex="normal"/>
    </style:style>
    <style:style style:name="T3" style:family="text">
      <style:text-properties style:font-name="Liberation Sans" fo:font-weight="normal" officeooo:rsid="001c2857" style:font-weight-asian="normal" style:font-weight-complex="normal"/>
    </style:style>
    <style:style style:name="T4" style:family="text">
      <style:text-properties officeooo:rsid="001d42a2"/>
    </style:style>
    <style:style style:name="T5" style:family="text">
      <style:text-properties style:use-window-font-color="true" style:font-name="Droid Sans Mono" fo:font-size="10.5pt" fo:font-weight="normal" officeooo:rsid="001a1605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Droid Sans Mono" fo:font-size="10.5pt" fo:font-weight="normal" officeooo:rsid="001d42a2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Droid Sans Mono" fo:font-size="10.5pt" fo:font-weight="normal" officeooo:rsid="001f32a4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Droid Sans Mono" fo:font-size="10.5pt" fo:font-weight="normal" officeooo:rsid="001c2857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style:use-window-font-color="true" style:font-name="Droid Sans Mono" fo:font-size="10.5pt" fo:font-weight="normal" officeooo:rsid="001f32a4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Liberation Sans" fo:font-size="12pt" fo:font-weight="normal" officeooo:rsid="001a1605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Liberation Sans" fo:font-size="12pt" fo:font-weight="normal" officeooo:rsid="001f32a4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officeooo:rsid="001f32a4"/>
    </style:style>
    <style:style style:name="T13" style:family="text">
      <style:text-properties style:font-name="Liberation Sans1" style:font-name-asian="Liberation Sans1" style:font-name-complex="Liberation Sans1"/>
    </style:style>
    <style:style style:name="T14" style:family="text">
      <style:text-properties officeooo:rsid="0021cf89"/>
    </style:style>
    <style:style style:name="T15" style:family="text">
      <style:text-properties fo:font-weight="normal" officeooo:rsid="0021cf89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ransformers</text:span> Descriptions</text:p>
      <text:p text:style-name="P2"/>
      <text:p text:style-name="P6"/>
      <text:p text:style-name="P7">1. Why is it useful ?</text:p>
      <text:p text:style-name="P7">2. How it works ?</text:p>
      <text:p text:style-name="P23"><text:span text:style-name="T17"/></text:p>
      <text:p text:style-name="P23"><text:span text:style-name="T17">Normalize range(0- <text:s/>1)</text:span></text:p>
      <text:p text:style-name="P24"><text:span text:style-name="T16">-sert pour la logistic regession</text:span></text:p>
      <text:p text:style-name="P24"><text:span text:style-name="T16">-remove les outliers du set</text:span></text:p>
      <text:p text:style-name="P23"><text:span text:style-name="T17">Standardize <text:s/>range (-1 – 1)</text:span></text:p>
      <text:p text:style-name="P24"><text:span text:style-name="T16">-sert a set la moyenne des data à 0 et à obtenir une stdev de 1</text:span></text:p>
      <text:p text:style-name="P24"><text:span text:style-name="T16">-pour la plupart des cas, standardiser est recommandé</text:span></text:p>
      <text:p text:style-name="P22"><text:span text:style-name="T16">-it makes the data more consistent</text:span></text:p>
      <text:p text:style-name="P8"/>
      <text:p text:style-name="P8">Average – Mean  : <text:s/><text:span text:style-name="T13">∑</text:span>n/N= µ</text:p>
      <text:p text:style-name="P8">Std : <text:span text:style-name="T13">√ ( (ni – µ)² + (ni2 – µ)² ) / N)</text:span></text:p>
      <text:p text:style-name="P17"/>
      <text:p text:style-name="P4"><text:span text:style-name="T4">Standard Scaler</text:span> <text:span text:style-name="T12">Transformation</text:span></text:p>
      <text:p text:style-name="P15"><text:span text:style-name="T2">1. </text:span><text:span text:style-name="T8"><text:s/>Perform standardization by centering and scalin</text:span><text:span text:style-name="T9">g</text:span></text:p>
      <text:p text:style-name="P19">2.</text:p>
      <text:list xml:id="list2120719895012798561" text:style-name="L1">
        <text:list-item>
          <text:p text:style-name="P20"><text:span text:style-name="T5">soustrais </text:span><text:span text:style-name="T7">x1</text:span><text:span text:style-name="T5"> par scaler.mean_ </text:span><text:span text:style-name="T6">(average</text:span><text:span text:style-name="T7">)</text:span></text:p>
        </text:list-item>
      </text:list>
      <text:list xml:id="list619915441305692145" text:style-name="L2">
        <text:list-item>
          <text:p text:style-name="P21"><text:span text:style-name="T10"><text:s/>divise </text:span><text:span text:style-name="T11">x1</text:span><text:span text:style-name="T10"> par scaler.scale_ (std)</text:span></text:p>
        </text:list-item>
      </text:list>
      <text:p text:style-name="P3"/>
      <text:p text:style-name="P16"/>
      <text:p text:style-name="P9">Normalizer <text:span text:style-name="T12">Transformation</text:span></text:p>
      <text:p text:style-name="P14"><text:span text:style-name="T3">1. </text:span><text:span text:style-name="T1">Scale input vectors individually to unit norm (vector length).</text:span></text:p>
      <text:p text:style-name="P11">2.</text:p>
      <text:p text:style-name="P11"/>
      <text:p text:style-name="P10"><text:span text:style-name="T14">MinMaxScaler</text:span> <text:span text:style-name="T12">Transformation</text:span></text:p>
      <text:p text:style-name="P13"><text:span text:style-name="T15">1.</text:span>Transforms features by scaling each feature to a given range.</text:p>
      <text:p text:style-name="P13"><text:span text:style-name="T15">2.<text:tab/></text:span>X_std = (X - X.min(axis=0)) / (X.max(axis=0) - X.min(axis=0))</text:p>
      <text:p text:style-name="P18"><text:tab/>X_scaled = X_std * (max - min) + min</text:p>
      <text:p text:style-name="P25"><text:tab/>where min, max = feature_range.</text:p>
      <text:p text:style-name="P12"/>
      <text:p text:style-name="P11"/>
      <text:p text:style-name="P5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8:41:03.864943682</meta:creation-date>
    <dc:date>2017-12-08T14:35:59.676937760</dc:date>
    <meta:editing-duration>PT3H10M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151" meta:character-count="860" meta:non-whitespace-character-count="726"/>
  </office:meta>
</office:document-meta>
</file>